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fo:font-size="14pt"/>
    </style:style>
    <style:style style:name="P2" style:family="paragraph" style:parent-style-name="Text_20_body">
      <style:paragraph-properties fo:line-height="115%" fo:text-align="center" style:justify-single-word="false"/>
      <style:text-properties fo:font-size="14pt"/>
    </style:style>
    <style:style style:name="P3" style:family="paragraph" style:parent-style-name="Text_20_body">
      <style:paragraph-properties fo:line-height="115%"/>
    </style:style>
    <style:style style:name="P4" style:family="paragraph" style:parent-style-name="Text_20_body">
      <style:paragraph-properties fo:margin-left="1.27cm" fo:margin-right="0cm" fo:line-height="115%" fo:text-indent="-0.635cm" style:auto-text-indent="false"/>
    </style:style>
    <style:style style:name="P5" style:family="paragraph" style:parent-style-name="Text_20_body">
      <style:paragraph-properties fo:margin-left="0.635cm" fo:margin-right="0cm" fo:line-height="115%" fo:text-indent="0cm" style:auto-text-indent="false"/>
      <style:text-properties fo:font-size="14pt"/>
    </style:style>
    <style:style style:name="P6" style:family="paragraph" style:parent-style-name="Text_20_body">
      <style:paragraph-properties fo:margin-left="0.635cm" fo:margin-right="0cm" fo:line-height="115%" fo:text-indent="0cm" style:auto-text-indent="false"/>
      <style:text-properties fo:font-size="14pt" officeooo:paragraph-rsid="001059f7"/>
    </style:style>
    <style:style style:name="P7" style:family="paragraph" style:parent-style-name="Text_20_body">
      <style:paragraph-properties fo:margin-left="1.905cm" fo:margin-right="0cm" fo:line-height="115%" fo:text-indent="-0.635cm" style:auto-text-indent="false"/>
    </style:style>
    <style:style style:name="T1" style:family="text">
      <style:text-properties fo:font-variant="normal" fo:text-transform="none" fo:font-size="14pt"/>
    </style:style>
    <style:style style:name="T2" style:family="text">
      <style:text-properties fo:font-size="14pt"/>
    </style:style>
    <style:style style:name="T3" style:family="text">
      <style:text-properties fo:font-size="14pt" officeooo:rsid="001059f7"/>
    </style:style>
    <style:style style:name="T4" style:family="text">
      <style:text-properties officeooo:rsid="001059f7"/>
    </style:style>
    <style:style style:name="T5" style:family="text">
      <style:text-properties officeooo:rsid="0010f9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wendal BRETON Ts5</text:p>
      <text:p text:style-name="P2">Les logiciels libres , ouverts</text:p>
      <text:p text:style-name="P1">Intro :</text:p>
      <text:p text:style-name="P1"><text:span text:style-name="T4">Grâce</text:span> aux nouvelles lois , la <text:span text:style-name="T4">définition</text:span> d’un logiciel libre a été modifier et affiner, et les logiciels utilises par <text:span text:style-name="T4">l'état</text:span> ont été aussi changer .</text:p>
      <text:p text:style-name="P1">Mais les logiciels n’ont pas toujours été libres et l’histoire de l’open source ne s’est pas faite en un instant . De plus la <text:span text:style-name="T4">définition</text:span> du <text:span text:style-name="T4">logiciel</text:span> libre prend en compte <text:span text:style-name="T4">interopérabilité</text:span> <text:span text:style-name="T4">très</text:span> utile dans les logiciels .</text:p>
      <text:p text:style-name="P1"><text:span text:style-name="T4">Problématique</text:span> :</text:p>
      <text:p text:style-name="P1">Qu’est ce qu’un logiciel libre et comment sont ils arrives sur internet ?</text:p>
      <text:p text:style-name="P3"> </text:p>
      <text:p text:style-name="P1">Plan : </text:p>
      <text:p text:style-name="P4"><text:span text:style-name="T2">1)</text:span><text:span text:style-name="T1">    </text:span><text:span text:style-name="T2">Histoire des </text:span><text:span text:style-name="T3">logiciels</text:span><text:span text:style-name="T2"> libres </text:span></text:p>
      <text:p text:style-name="P5">a)Au <text:span text:style-name="T4">début</text:span> des logiciels </text:p>
      <text:p text:style-name="P5">b)Le <text:span text:style-name="T4">début</text:span> des <text:span text:style-name="T4">réglementations</text:span></text:p>
      <text:p text:style-name="P5">2) Les logiciels libres <text:span text:style-name="T4">aujourd’hui</text:span></text:p>
      <text:p text:style-name="P5">a) Nouvelle <text:span text:style-name="T4">définition</text:span></text:p>
      <text:p text:style-name="P5">b) <text:span text:style-name="T4">Inter-comptatiblité</text:span></text:p>
      <text:p text:style-name="P5">3) Les licences </text:p>
      <text:p text:style-name="P5">a) Licence GNU GPL</text:p>
      <text:p text:style-name="P5">b) Licences <text:span text:style-name="T4">françaises</text:span></text:p>
      <text:p text:style-name="P3"> </text:p>
      <text:p text:style-name="P3"> </text:p>
      <text:p text:style-name="P3"> </text:p>
      <text:p text:style-name="P3"> </text:p>
      <text:p text:style-name="P4"><text:span text:style-name="T2">1)</text:span><text:span text:style-name="T1">    </text:span><text:span text:style-name="T2">Histoire des logiciels libres </text:span></text:p>
      <text:p text:style-name="P7"><text:span text:style-name="T2">a)</text:span><text:span text:style-name="T1">     </text:span><text:span text:style-name="T2">Au </text:span><text:span text:style-name="T3">début</text:span><text:span text:style-name="T2"> des logiciels </text:span></text:p>
      <text:p text:style-name="P1">Au <text:span text:style-name="T4">début</text:span> des <text:span text:style-name="T4">années</text:span> 1960 les logiciels <text:span text:style-name="T4">n'étaient</text:span> pas libres et <text:span text:style-name="T4">interopérabilité</text:span> n’était possible qu’entre les <text:span text:style-name="T4">memes</text:span> machines .</text:p>
      <text:p text:style-name="P1">Puis en 1970 , sont apparu deux projets :</text:p>
      <text:p text:style-name="P1"><text:soft-page-break/>Le premier est celui d’un <text:span text:style-name="T4">réseau</text:span> longue distance qui a permis l’apparition du mail et du transfert de fichiers ;</text:p>
      <text:p text:style-name="P1">Le <text:span text:style-name="T4">deuxième</text:span> est le système d’exploitation aussi <text:span text:style-name="T4">appelé</text:span> OS , avec <text:span text:style-name="T4">UNIX</text:span>  . Il était open source des le <text:span text:style-name="T4">départ</text:span> car les informaticiens programmaient comme <text:span text:style-name="T4">ça</text:span> naturellement .</text:p>
      <text:p text:style-name="P1">Puis en 1980 , les <text:span text:style-name="T5">éditeurs</text:span> de logiciel ont voulu fermer et se <text:span text:style-name="T5">réapproprier</text:span> les codes sources <text:span text:style-name="T5">grâce</text:span> a la licence BSD .</text:p>
      <text:p text:style-name="P1">En 1984 , Richard Stallman <text:span text:style-name="T5">décide</text:span> de faire un <text:span text:style-name="T5">Free</text:span> software avec la licence GNU GPL qui modifient les droits et obligations relatives aux logiciels .</text:p>
      <text:p text:style-name="P3"> </text:p>
      <text:p text:style-name="P5">b)Le <text:span text:style-name="T5">début</text:span> des <text:span text:style-name="T5">réglementations</text:span> </text:p>
      <text:p text:style-name="P1">Le logiciel libre permet <text:span text:style-name="T5">d'accéder</text:span> au code source afin <text:span text:style-name="T5">d’étudier</text:span> son fonctionnement ,mais aussi la liberté de <text:span text:style-name="T5">l’exécuter</text:span> et de le modifier .</text:p>
      <text:p text:style-name="P1">On peut aussi le partager et partager les <text:span text:style-name="T5">améliorations</text:span> qu’on apporte.</text:p>
      <text:p text:style-name="P1">Pour <text:span text:style-name="T5">développer</text:span> une <text:span text:style-name="T5">application</text:span> il existe des environnements de travail collaboratif . ils permettent <text:span text:style-name="T5">d’accéder</text:span> a des outils pour la gestion des bugs , améliorations  et la gestion des taches de <text:span text:style-name="T5">développement</text:span> et des outils de communications.</text:p>
      <text:p text:style-name="P1">Il existe <text:span text:style-name="T5">sourceForge</text:span> , bugzilla , <text:span text:style-name="T5">Mozilla</text:span> et <text:span text:style-name="T5">libreSource.</text:span></text:p>
      <text:p text:style-name="P1">Les consortium <text:span text:style-name="T5">permettent</text:span> aux utilisateurs et aux <text:span text:style-name="T5">développeurs</text:span> <text:span text:style-name="T5">d’échanger</text:span> leurs idées sur un logiciel pour qu’il soit vraiment adapté aux besoins . On peut citer objectweb ou encore Scilab qui permet d’avoir des services et une <text:span text:style-name="T5">sécurité</text:span> juridique.</text:p>
      <text:p text:style-name="P1">2) Les logiciels libres <text:span text:style-name="T5">aujourd’hui</text:span></text:p>
      <text:p text:style-name="P5">a) Nouvelle <text:span text:style-name="T5">définition</text:span></text:p>
      <text:p text:style-name="P5">L’administration publique commence a chercher des solutions open source pour des raisons <text:span text:style-name="T5">d'interopérabilité</text:span> et de standardisation des logiciels.</text:p>
      <text:p text:style-name="P5">L’AFUL sollicite les pouvoirs publiques pour qu’ils garantissent la <text:span text:style-name="T5">perenitté</text:span> des logiciels libres :</text:p>
      <text:p text:style-name="P5">- <text:span text:style-name="T4">le format open office a été banni dans l'état , les services publiques et les collectivités territoriales ;</text:span></text:p>
      <text:p text:style-name="P5">- <text:span text:style-name="T4">le format openDocument est privilégié avec le logiciel libre et interopérable libreOffice ;</text:span></text:p>
      <text:p text:style-name="P5"/>
      <text:p text:style-name="P5"><text:soft-page-break/></text:p>
      <text:p text:style-name="P5">- <text:span text:style-name="T4">une nouvelle définition de l'interopérabilité est donné :</text:span></text:p>
      <text:p text:style-name="P5">L’interopérabilité est la capacité que possède un produit ou un système, dont les interfaces sont intégralement connues, à fonctionner avec d'autres produits ou systèmes existants ou futurs et ce sans restriction d'accès ou de mise en œuvre.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4:12.214000000</meta:creation-date>
    <dc:date>2017-04-04T15:34:41.305000000</dc:date>
    <meta:editing-duration>PT4M47S</meta:editing-duration>
    <meta:editing-cycles>2</meta:editing-cycles>
    <meta:generator>LibreOffice/4.3.6.2$Windows_x86 LibreOffice_project/d50a87b2e514536ed401c18000dad4660b6a169e</meta:generator>
    <meta:document-statistic meta:table-count="0" meta:image-count="0" meta:object-count="0" meta:page-count="3" meta:paragraph-count="45" meta:word-count="500" meta:character-count="3121" meta:non-whitespace-character-count="2634"/>
  </office:meta>
</office:document-meta>
</file>